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6897"/>
    </style:style>
    <style:style style:name="P2" style:family="paragraph" style:parent-style-name="Standard">
      <style:paragraph-properties fo:text-align="start" style:justify-single-word="false"/>
      <style:text-properties officeooo:rsid="001b6897" officeooo:paragraph-rsid="001b6897"/>
    </style:style>
    <style:style style:name="P3" style:family="paragraph" style:parent-style-name="Standard">
      <style:paragraph-properties fo:text-align="start" style:justify-single-word="false"/>
      <style:text-properties officeooo:rsid="001b6897" officeooo:paragraph-rsid="001cc951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6897" officeooo:paragraph-rsid="001b689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cc951" officeooo:paragraph-rsid="001cc951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6897" officeooo:paragraph-rsid="001b6897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b9d6" officeooo:paragraph-rsid="001db9d6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db9d6" officeooo:paragraph-rsid="001db9d6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1db9d6" officeooo:paragraph-rsid="001db9d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e171c" officeooo:paragraph-rsid="001e171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db9d6" officeooo:paragraph-rsid="001db9d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e171c" officeooo:paragraph-rsid="001e171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e171c" officeooo:paragraph-rsid="001e171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f6a47" officeooo:paragraph-rsid="001f6a4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fe34f" officeooo:paragraph-rsid="001fe34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f6a47" officeooo:paragraph-rsid="001f6a47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f6a47" officeooo:paragraph-rsid="001f6a47" style:font-weight-asian="normal" style:font-weight-complex="normal"/>
    </style:style>
    <style:style style:name="T1" style:family="text">
      <style:text-properties officeooo:rsid="001cc9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95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PARTIE 5</text:p>
      <text:p text:style-name="P1"/>
      <text:p text:style-name="P6">2. Héritage</text:p>
      <text:p text:style-name="P4">Questions <text:span text:style-name="T1">1</text:span>:</text:p>
      <text:p text:style-name="P2">- Comment la rendre accessible aux classes dérivées ? Dans quel cas est-il préférable de définir une méthode qui renvoie sa valeur ? Quel est le modificateur d’accès de cette méthode ?</text:p>
      <text:p text:style-name="P2"/>
      <text:p text:style-name="P2">On rend accessible l’attribut du numéro d’arrêt de la destination du passager en créant une méthode qui retourne cette valeur. <text:s/>Il est préférable de faire une méthode qui renvoie la valeur de l’attribut quand on veut garder l’attribut privée pour ne pas qu’il puisse être modifier par n’importe qui et à n’importe quel moment. Le modificateur d’accès est le getter. </text:p>
      <text:p text:style-name="P2"/>
      <text:p text:style-name="P3"><text:span text:style-name="T2">Question </text:span><text:span text:style-name="T3">2</text:span><text:span text:style-name="T2">:</text:span> </text:p>
      <text:p text:style-name="P3">- Pourquoi l’appel au constructeur de la classe de base est-il nécessaire ? Si le corps du constructeur de PassagerStandard est vide, vous obtenez un message d’erreur. Expliquez ce message d’erreur.</text:p>
      <text:p text:style-name="P3"/>
      <text:p text:style-name="P5">L’appel au constructeur de base est nécéssaire pour passager standard car sinon l’instance sera vide et si <text:s text:c="3"/>elle est vide, elle ne remplira plus les fonctions qu’elle doit remplir dans les différentes méthodes, un message d’erreur apparaitra pour nous signaler que notre instance est vide. </text:p>
      <text:p text:style-name="P5"/>
      <text:p text:style-name="P7">3. Définir ce qu’il faut paramétrer</text:p>
      <text:p text:style-name="P9">Question 1 :</text:p>
      <text:p text:style-name="P11">- Pourquoi les déclarer abstraites ?</text:p>
      <text:p text:style-name="P9"/>
      <text:p text:style-name="P11">On déclare les méthodes choixPlaceMontee() et choixChangerPlace() en abstraite afin de pouvoir les re définir dans chaque classe enfant( c’est-à-dire dans PassagerStandard, PassagerLunatique et PassagerStresse)</text:p>
      <text:p text:style-name="P11"/>
      <text:p text:style-name="P9">Question 2 :</text:p>
      <text:p text:style-name="P9"/>
      <text:p text:style-name="P11">- Ces deux méthodes sont-elles privées, publiques ou protégées ?</text:p>
      <text:p text:style-name="P11"/>
      <text:p text:style-name="P11">Ces deux méthodes sont protégées car elles n’ont pas à être accessible par l’executable Simple.</text:p>
      <text:p text:style-name="P11"/>
      <text:p text:style-name="P12"><text:span text:style-name="T2">Question 3 :</text:span> </text:p>
      <text:p text:style-name="P12">- Pourquoi faut-il mieux déclarer les autres méthodes de la classes PassagerAbstrait comme finales ?</text:p>
      <text:p text:style-name="P12"/>
      <text:p text:style-name="P12">Cela permet de sécuriser le contenu d’un méthode et de ne pas pouvoir être « Override ».</text:p>
      <text:p text:style-name="P12"/>
      <text:p text:style-name="P10">Question 4 :</text:p>
      <text:p text:style-name="P12">- Pourquoi faut-il mieux déclarer les classes PassagerStandard, PassagerStresse et PassagerLunatique comme finales ?</text:p>
      <text:p text:style-name="P12"/>
      <text:p text:style-name="P12">Cela empêche la classe d’être héritée par une quelconque autre classe.</text:p>
      <text:p text:style-name="P12"/>
      <text:p text:style-name="P17">4. Factoriser les tests</text:p>
      <text:p text:style-name="P16">Question 1 : </text:p>
      <text:p text:style-name="P14">- Compiler et exécuter la classe PassagerStandardTest. Noter le nombre de tests exécutés.</text:p>
      <text:p text:style-name="P14"/>
      <text:p text:style-name="P14"><text:soft-page-break/>Il y a 18 tests effectués.</text:p>
      <text:p text:style-name="P14"/>
      <text:p text:style-name="P15">Car il y a tpujpurs autant de méthodes donc de tests</text:p>
      <text:p text:style-name="P11"/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56:50.672384181</meta:creation-date>
    <dc:date>2018-12-03T14:25:02.662085052</dc:date>
    <meta:editing-duration>PT41M34S</meta:editing-duration>
    <meta:editing-cycles>6</meta:editing-cycles>
    <meta:generator>LibreOffice/6.0.7.3.0$Linux_X86_64 LibreOffice_project/00m0$Build-3</meta:generator>
    <meta:document-statistic meta:table-count="0" meta:image-count="0" meta:object-count="0" meta:page-count="2" meta:paragraph-count="26" meta:word-count="345" meta:character-count="2157" meta:non-whitespace-character-count="1829"/>
  </office:meta>
</office:document-meta>
</file>